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1cm" svg:stroke-color="#3465a4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.1cm" svg:stroke-color="#3465a4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12cm" fo:min-width="0.883cm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1.423cm" fo:min-width="3.287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>
      <style:graphic-properties draw:textarea-horizontal-align="justify" draw:textarea-vertical-align="middle" draw:auto-grow-height="false" fo:min-height="0.558cm" fo:min-width="0.306cm"/>
    </style:style>
    <style:style style:name="gr4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textarea-horizontal-align="justify" draw:textarea-vertical-align="middle" draw:auto-grow-height="false" fo:min-height="0.321cm" fo:min-width="0cm"/>
    </style:style>
    <style:style style:name="gr4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5" style:family="graphic" style:parent-style-name="standard">
      <style:graphic-properties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32cm"/>
    </style:style>
    <style:style style:name="gr47" style:family="graphic" style:parent-style-name="standard">
      <style:graphic-properties draw:textarea-horizontal-align="justify" draw:textarea-vertical-align="middle" draw:auto-grow-height="false" fo:min-height="0.709cm" fo:min-width="0.45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1cm" fo:min-width="0cm"/>
    </style:style>
    <style:style style:name="gr49" style:family="graphic" style:parent-style-name="standard">
      <style:graphic-properties draw:textarea-horizontal-align="justify" draw:textarea-vertical-align="middle" draw:auto-grow-height="false" fo:min-height="0.896cm" fo:min-width="0.003cm"/>
    </style:style>
    <style:style style:name="gr50" style:family="graphic" style:parent-style-name="standard">
      <style:graphic-properties draw:textarea-horizontal-align="justify" draw:textarea-vertical-align="middle" draw:auto-grow-height="false" fo:min-height="0.71cm" fo:min-width="0.458cm"/>
    </style:style>
    <style:style style:name="gr51" style:family="graphic" style:parent-style-name="standard">
      <style:graphic-properties draw:textarea-horizontal-align="justify" draw:textarea-vertical-align="middle" draw:auto-grow-height="false" fo:min-height="0.709cm" fo:min-width="0.458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351cm"/>
    </style:style>
    <style:style style:name="gr53" style:family="graphic" style:parent-style-name="standard">
      <style:graphic-properties draw:fill="none" draw:textarea-vertical-align="middle" draw:auto-grow-height="false" fo:min-height="3.683cm" fo:min-width="0cm"/>
    </style:style>
    <style:style style:name="gr54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/>
    </style:style>
    <style:style style:name="T3" style:family="text">
      <style:text-properties style:text-position="-33% 58%" fo:font-size="18pt"/>
    </style:style>
    <style:style style:name="T4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onnector draw:style-name="gr1" draw:text-style-name="P1" draw:layer="layout" svg:x1="5.663cm" svg:y1="6.935cm" svg:x2="7.793cm" svg:y2="5.526cm" draw:start-shape="id1" draw:start-glue-point="4" draw:end-shape="id2" draw:end-glue-point="0" svg:d="M5663 6935v-1959h2130v550" svg:viewBox="0 0 2131 1960">
            <text:p/>
          </draw:connector>
          <draw:connector draw:style-name="gr2" draw:text-style-name="P1" draw:layer="layout" svg:x1="7.793cm" svg:y1="10.25cm" svg:x2="5.663cm" svg:y2="8.778cm" draw:start-shape="id2" draw:start-glue-point="2" draw:end-shape="id1" draw:end-glue-point="8" svg:d="M7793 10250v550h-2130v-2022" svg:viewBox="0 0 2131 2023">
            <text:p/>
          </draw:connector>
          <draw:g xml:id="id2" draw:id="id2">
            <draw:path draw:style-name="gr3" draw:text-style-name="P2" draw:layer="layout" svg:width="0.835cm" svg:height="0.342cm" draw:transform="skewX (0.00383972435438753) rotate (-3.00039551710345) translate (8.6086038713424cm 7.4483229354046cm)" svg:viewBox="0 0 836 343" svg:d="M836 0c-776-1-836 343-836 343">
              <text:p/>
            </draw:path>
            <draw:path draw:style-name="gr4" draw:text-style-name="P2" draw:layer="layout" svg:width="0.839cm" svg:height="0.342cm" draw:transform="skewX (0.00645771823237901) rotate (-0.141197136486342) translate (7.7807005367944cm 6.709996390991cm)" svg:viewBox="0 0 840 343" svg:d="M0 0c777-1 840 343 840 343">
              <text:p/>
            </draw:path>
            <draw:path draw:style-name="gr5" draw:text-style-name="P2" draw:layer="layout" svg:width="0.83cm" svg:height="0.135cm" draw:transform="skewX (0.295309709437441) rotate (3.08644024922677) translate (7.7816999536175cm 7.5540001268833cm)" svg:viewBox="0 0 831 136" svg:d="M0 0c770 0 831 136 831 136">
              <text:p/>
            </draw:path>
            <draw:path draw:style-name="gr6" draw:text-style-name="P2" draw:layer="layout" svg:width="0.83cm" svg:height="0.202cm" draw:transform="skewX (-0.148178453494319) rotate (0.0837758040957278) translate (6.9815852422552cm 7.2035350556709cm)" svg:viewBox="0 0 831 203" svg:d="M831 0c-771-1-831 203-831 203">
              <text:p/>
            </draw:path>
            <draw:path draw:style-name="gr7" draw:text-style-name="P2" draw:layer="layout" svg:width="0.837cm" svg:height="0.338cm" draw:transform="skewX (-0.0026179938779915) rotate (-0.145560459616328) translate (7.804706759201cm 7.1329530363336cm)" svg:viewBox="0 0 838 339" svg:d="M0 0c777-5 838 339 838 339">
              <text:p/>
            </draw:path>
            <draw:path draw:style-name="gr8" draw:text-style-name="P2" draw:layer="layout" svg:width="0.835cm" svg:height="0.342cm" draw:transform="skewX (0.00383972435438754) rotate (-3.00039551710345) translate (8.6326038713424cm 7.9363229354046cm)" svg:viewBox="0 0 836 343" svg:d="M836 0c-776-1-836 343-836 343">
              <text:p/>
            </draw:path>
            <draw:path draw:style-name="gr9" draw:text-style-name="P2" draw:layer="layout" svg:width="0.828cm" svg:height="0.135cm" draw:transform="skewX (0.284314135149876) rotate (3.08661478215197) translate (7.7856999993354cm 8.0540000018832cm)" svg:viewBox="0 0 829 136" svg:d="M0 0c770 0 829 136 829 136">
              <text:p/>
            </draw:path>
            <draw:path draw:style-name="gr10" draw:text-style-name="P2" draw:layer="layout" svg:width="0.83cm" svg:height="0.202cm" draw:transform="skewX (-0.148178453494319) rotate (0.0837758040957278) translate (6.9815852422552cm 7.7045350556709cm)" svg:viewBox="0 0 831 203" svg:d="M831 0c-771-1-831 203-831 203">
              <text:p/>
            </draw:path>
            <draw:path draw:style-name="gr11" draw:text-style-name="P2" draw:layer="layout" svg:width="0.837cm" svg:height="0.338cm" draw:transform="skewX (-0.00261799387799149) rotate (-0.145560459616328) translate (7.804706759201cm 7.6339530363336cm)" svg:viewBox="0 0 838 339" svg:d="M0 0c777-5 838 339 838 339">
              <text:p/>
            </draw:path>
            <draw:path draw:style-name="gr12" draw:text-style-name="P2" draw:layer="layout" svg:width="0.835cm" svg:height="0.342cm" draw:transform="skewX (0.00383972435438753) rotate (-3.00039551710345) translate (8.6086038713424cm 8.4493229354046cm)" svg:viewBox="0 0 836 343" svg:d="M836 0c-776-1-836 343-836 343">
              <text:p/>
            </draw:path>
            <draw:path draw:style-name="gr13" draw:text-style-name="P2" draw:layer="layout" svg:width="0.828cm" svg:height="0.135cm" draw:transform="skewX (0.284314135149876) rotate (3.08661478215197) translate (7.7856999993354cm 8.5550000018832cm)" svg:viewBox="0 0 829 136" svg:d="M0 0c770 0 829 136 829 136">
              <text:p/>
            </draw:path>
            <draw:path draw:style-name="gr14" draw:text-style-name="P2" draw:layer="layout" svg:width="0.83cm" svg:height="0.202cm" draw:transform="skewX (-0.148178453494319) rotate (0.0837758040957278) translate (6.9815852422552cm 8.2045350556709cm)" svg:viewBox="0 0 831 203" svg:d="M831 0c-771-1-831 203-831 203">
              <text:p/>
            </draw:path>
            <draw:path draw:style-name="gr15" draw:text-style-name="P2" draw:layer="layout" svg:width="0.837cm" svg:height="0.338cm" draw:transform="skewX (-0.0026179938779915) rotate (-0.145560459616328) translate (7.804706759201cm 8.1339530363336cm)" svg:viewBox="0 0 838 339" svg:d="M0 0c777-5 838 339 838 339">
              <text:p/>
            </draw:path>
            <draw:path draw:style-name="gr16" draw:text-style-name="P2" draw:layer="layout" svg:width="0.835cm" svg:height="0.342cm" draw:transform="skewX (0.00383972435438754) rotate (-3.00039551710345) translate (8.6326038713424cm 8.9133229354046cm)" svg:viewBox="0 0 836 343" svg:d="M836 0c-776-1-836 343-836 343">
              <text:p/>
            </draw:path>
            <draw:line draw:style-name="gr17" draw:text-style-name="P2" draw:layer="layout" svg:x1="7.777cm" svg:y1="6.749cm" svg:x2="7.793cm" svg:y2="5.526cm">
              <text:p/>
            </draw:line>
            <draw:line draw:style-name="gr18" draw:text-style-name="P2" draw:layer="layout" svg:x1="7.791cm" svg:y1="10.25cm" svg:x2="7.807cm" svg:y2="9.027cm">
              <text:p/>
            </draw:line>
          </draw:g>
          <draw:g xml:id="id5" draw:id="id5">
            <draw:path draw:style-name="gr19" draw:text-style-name="P2" draw:layer="layout" svg:width="0.836cm" svg:height="0.342cm" draw:transform="skewX (-0.00226892802759264) rotate (3.00022098417825) translate (10.5370763618029cm 7.5929725317167cm)" svg:viewBox="0 0 837 343" svg:d="M0 0c776-1 837 343 837 343">
              <text:p/>
            </draw:path>
            <draw:path draw:style-name="gr20" draw:text-style-name="P2" draw:layer="layout" svg:width="0.839cm" svg:height="0.342cm" draw:transform="skewX (-0.00663225115757844) rotate (0.141371669411541) translate (9.70556193225132cm 6.8553695351954cm)" svg:viewBox="0 0 840 343" svg:d="M840 0c-777-1-840 343-840 343">
              <text:p/>
            </draw:path>
            <draw:path draw:style-name="gr21" draw:text-style-name="P2" draw:layer="layout" svg:width="0.83cm" svg:height="0.135cm" draw:transform="skewX (-0.293040781409848) rotate (-3.08644024922677) translate (11.3657001183387cm 7.5352102816557cm)" svg:viewBox="0 0 831 136" svg:d="M831 0c-770 0-831 136-831 136">
              <text:p/>
            </draw:path>
            <draw:path draw:style-name="gr22" draw:text-style-name="P2" draw:layer="layout" svg:width="0.831cm" svg:height="0.202cm" draw:transform="skewX (0.151843644923507) rotate (-0.0834267382453293) translate (10.5083288019062cm 7.1610004467132cm)" svg:viewBox="0 0 832 203" svg:d="M0 0c771-1 832 203 832 203">
              <text:p/>
            </draw:path>
            <draw:path draw:style-name="gr23" draw:text-style-name="P2" draw:layer="layout" svg:width="0.838cm" svg:height="0.338cm" draw:transform="rotate (0.145211393765928) translate (9.68335258398138cm 7.28132990469622cm)" svg:viewBox="0 0 839 339" svg:d="M839 0c-777-5-839 339-839 339">
              <text:p/>
            </draw:path>
            <draw:path draw:style-name="gr24" draw:text-style-name="P2" draw:layer="layout" svg:width="0.836cm" svg:height="0.342cm" draw:transform="skewX (-0.00226892802759261) rotate (3.00022098417825) translate (10.5130763618029cm 8.0809725317167cm)" svg:viewBox="0 0 837 343" svg:d="M0 0c776-1 837 343 837 343">
              <text:p/>
            </draw:path>
            <draw:path draw:style-name="gr25" draw:text-style-name="P2" draw:layer="layout" svg:width="0.828cm" svg:height="0.135cm" draw:transform="skewX (-0.282743338823081) rotate (-3.08644024922677) translate (11.3597918484412cm 8.03531560633451cm)" svg:viewBox="0 0 829 136" svg:d="M829 0c-770 0-829 136-829 136">
              <text:p/>
            </draw:path>
            <draw:path draw:style-name="gr26" draw:text-style-name="P2" draw:layer="layout" svg:width="0.831cm" svg:height="0.202cm" draw:transform="skewX (0.151843644923507) rotate (-0.0834267382453293) translate (10.5083288019062cm 7.6620004467132cm)" svg:viewBox="0 0 832 203" svg:d="M0 0c771-1 832 203 832 203">
              <text:p/>
            </draw:path>
            <draw:path draw:style-name="gr27" draw:text-style-name="P2" draw:layer="layout" svg:width="0.838cm" svg:height="0.338cm" draw:transform="rotate (0.145211393765928) translate (9.68335258398138cm 7.78232990469621cm)" svg:viewBox="0 0 839 339" svg:d="M839 0c-777-5-839 339-839 339">
              <text:p/>
            </draw:path>
            <draw:path draw:style-name="gr28" draw:text-style-name="P2" draw:layer="layout" svg:width="0.836cm" svg:height="0.342cm" draw:transform="skewX (-0.00226892802759264) rotate (3.00022098417825) translate (10.5370763618029cm 8.5939725317167cm)" svg:viewBox="0 0 837 343" svg:d="M0 0c776-1 837 343 837 343">
              <text:p/>
            </draw:path>
            <draw:path draw:style-name="gr29" draw:text-style-name="P2" draw:layer="layout" svg:width="0.828cm" svg:height="0.135cm" draw:transform="skewX (-0.282743338823081) rotate (-3.08644024922677) translate (11.3597918484412cm 8.53631560633451cm)" svg:viewBox="0 0 829 136" svg:d="M829 0c-770 0-829 136-829 136">
              <text:p/>
            </draw:path>
            <draw:path draw:style-name="gr30" draw:text-style-name="P2" draw:layer="layout" svg:width="0.831cm" svg:height="0.202cm" draw:transform="skewX (0.151843644923507) rotate (-0.0834267382453293) translate (10.5083288019062cm 8.16200044671321cm)" svg:viewBox="0 0 832 203" svg:d="M0 0c771-1 832 203 832 203">
              <text:p/>
            </draw:path>
            <draw:path draw:style-name="gr31" draw:text-style-name="P2" draw:layer="layout" svg:width="0.838cm" svg:height="0.338cm" draw:transform="rotate (0.145211393765928) translate (9.68335258398138cm 8.28232990469622cm)" svg:viewBox="0 0 839 339" svg:d="M839 0c-777-5-839 339-839 339">
              <text:p/>
            </draw:path>
            <draw:path draw:style-name="gr32" draw:text-style-name="P2" draw:layer="layout" svg:width="0.836cm" svg:height="0.342cm" draw:transform="skewX (-0.00226892802759264) rotate (3.00022098417825) translate (10.5130763618029cm 9.0579725317167cm)" svg:viewBox="0 0 837 343" svg:d="M0 0c776-1 837 343 837 343">
              <text:p/>
            </draw:path>
            <draw:line draw:style-name="gr33" draw:text-style-name="P2" draw:layer="layout" svg:x1="10.541cm" svg:y1="6.776cm" svg:x2="10.525cm" svg:y2="5.553cm">
              <text:p/>
            </draw:line>
            <draw:line draw:style-name="gr34" draw:text-style-name="P2" draw:layer="layout" svg:x1="10.527cm" svg:y1="10.277cm" svg:x2="10.511cm" svg:y2="9.054cm">
              <text:p/>
            </draw:line>
          </draw:g>
          <draw:line draw:style-name="gr35" draw:text-style-name="P2" draw:layer="layout" svg:x1="9.329cm" svg:y1="6.525cm" svg:x2="9.329cm" svg:y2="9.33cm">
            <text:p/>
          </draw:line>
          <draw:line draw:style-name="gr36" draw:text-style-name="P2" draw:layer="layout" svg:x1="8.929cm" svg:y1="6.526cm" svg:x2="8.929cm" svg:y2="9.331cm">
            <text:p/>
          </draw:line>
          <draw:frame draw:style-name="gr37" draw:text-style-name="P4" draw:layer="layout" svg:width="1.383cm" svg:height="0.962cm" svg:x="8.43cm" svg:y="5.417cm">
            <draw:text-box>
              <text:p text:style-name="P3"><text:span text:style-name="T1">n:1</text:span></text:p>
            </draw:text-box>
          </draw:frame>
          <draw:custom-shape draw:style-name="gr38" draw:text-style-name="P5" xml:id="id1" draw:id="id1" draw:layer="layout" svg:width="1.842cm" svg:height="1.843cm" svg:x="4.742cm" svg:y="6.935cm">
            <text:p text:style-name="P5">~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9" draw:text-style-name="P4" draw:layer="layout" svg:width="3.787cm" svg:height="1.673cm" svg:x="2.584cm" svg:y="4.062cm">
            <draw:text-box>
              <text:p text:style-name="P3"><text:span text:style-name="T1">Vin = 230 V</text:span><text:span text:style-name="T1"><text:line-break/></text:span><text:span text:style-name="T1">f = 50 Hz</text:span></text:p>
            </draw:text-box>
          </draw:frame>
          <draw:g xml:id="id8" draw:id="id8">
            <draw:custom-shape draw:style-name="gr40" draw:text-style-name="P5" draw:layer="layout" svg:width="0.806cm" svg:height="0.808cm" draw:transform="rotate (-3.14159265358979) translate (15.486cm 6.145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1" draw:text-style-name="P6" draw:layer="layout" svg:x1="15.501cm" svg:y1="6.16cm" svg:x2="14.625cm" svg:y2="6.16cm">
              <text:p/>
            </draw:line>
          </draw:g>
          <draw:g xml:id="id3" draw:id="id3">
            <draw:custom-shape draw:style-name="gr42" draw:text-style-name="P5" draw:layer="layout" svg:width="0.252cm" svg:height="0.571cm" svg:x="13.32cm" svg:y="7.7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1" draw:text-style-name="P6" draw:layer="layout" svg:x1="13.448cm" svg:y1="7.749cm" svg:x2="13.453cm" svg:y2="7.485cm">
              <text:p/>
            </draw:line>
            <draw:line draw:style-name="gr41" draw:text-style-name="P6" draw:layer="layout" svg:x1="13.448cm" svg:y1="8.592cm" svg:x2="13.453cm" svg:y2="8.328cm">
              <text:p/>
            </draw:line>
          </draw:g>
          <draw:g xml:id="id6" draw:id="id6">
            <draw:custom-shape draw:style-name="gr40" draw:text-style-name="P5" draw:layer="layout" svg:width="0.806cm" svg:height="0.808cm" draw:transform="rotate (-3.14159265358979) translate (13.382cm 6.145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1" draw:text-style-name="P6" draw:layer="layout" svg:x1="13.397cm" svg:y1="6.16cm" svg:x2="12.521cm" svg:y2="6.16cm">
              <text:p/>
            </draw:line>
          </draw:g>
          <draw:g xml:id="id11" draw:id="id11">
            <draw:custom-shape draw:style-name="gr40" draw:text-style-name="P5" draw:layer="layout" svg:width="0.806cm" svg:height="0.808cm" draw:transform="rotate (-3.14159265358979) translate (15.486cm 10.492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1" draw:text-style-name="P6" draw:layer="layout" svg:x1="15.501cm" svg:y1="10.508cm" svg:x2="14.625cm" svg:y2="10.508cm">
              <text:p/>
            </draw:line>
          </draw:g>
          <draw:g xml:id="id7" draw:id="id7">
            <draw:custom-shape draw:style-name="gr40" draw:text-style-name="P5" draw:layer="layout" svg:width="0.806cm" svg:height="0.808cm" draw:transform="rotate (-3.14159265358979) translate (13.382cm 10.492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1" draw:text-style-name="P6" draw:layer="layout" svg:x1="13.397cm" svg:y1="10.508cm" svg:x2="12.521cm" svg:y2="10.508cm">
              <text:p/>
            </draw:line>
          </draw:g>
          <draw:custom-shape draw:style-name="gr43" draw:text-style-name="P5" xml:id="id12" draw:id="id12" draw:layer="layout" svg:width="0.211cm" svg:height="0.21cm" svg:x="13.884cm" svg:y="6.635cm">
            <text:p/>
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frame draw:style-name="gr44" draw:text-style-name="P7" draw:layer="layout" svg:width="1.764cm" svg:height="1.825cm" svg:x="12.457cm" svg:y="8.098cm">
            <draw:text-box>
              <text:p><text:span text:style-name="T2">R</text:span><text:span text:style-name="T3">1</text:span></text:p>
            </draw:text-box>
          </draw:frame>
          <draw:g xml:id="id4" draw:id="id4">
            <draw:line draw:style-name="gr41" draw:text-style-name="P6" draw:layer="layout" svg:x1="14.254cm" svg:y1="7.886cm" svg:x2="14.884cm" svg:y2="7.886cm">
              <text:p/>
            </draw:line>
            <draw:line draw:style-name="gr41" draw:text-style-name="P6" draw:layer="layout" svg:x1="14.254cm" svg:y1="7.886cm" svg:x2="14.884cm" svg:y2="7.886cm">
              <text:p/>
            </draw:line>
            <draw:line draw:style-name="gr41" draw:text-style-name="P6" draw:layer="layout" svg:x1="14.254cm" svg:y1="8.167cm" svg:x2="14.884cm" svg:y2="8.167cm">
              <text:p/>
            </draw:line>
            <draw:line draw:style-name="gr41" draw:text-style-name="P6" draw:layer="layout" svg:x1="14.565cm" svg:y1="8.547cm" svg:x2="14.57cm" svg:y2="8.165cm">
              <text:p/>
            </draw:line>
            <draw:line draw:style-name="gr41" draw:text-style-name="P6" draw:layer="layout" svg:x1="14.565cm" svg:y1="7.892cm" svg:x2="14.57cm" svg:y2="7.51cm">
              <text:p/>
            </draw:line>
          </draw:g>
          <draw:connector draw:style-name="gr45" draw:text-style-name="P5" xml:id="id9" draw:id="id9" draw:layer="layout" svg:x1="13.446cm" svg:y1="7.485cm" svg:x2="14.569cm" svg:y2="7.51cm" draw:start-shape="id3" draw:start-glue-point="0" draw:end-shape="id4" draw:end-glue-point="0" svg:d="M13446 7485v-550h1123v575" svg:viewBox="0 0 1124 576">
            <text:p/>
          </draw:connector>
          <draw:connector draw:style-name="gr45" draw:text-style-name="P5" xml:id="id10" draw:id="id10" draw:layer="layout" svg:x1="13.446cm" svg:y1="8.593cm" svg:x2="14.569cm" svg:y2="8.546cm" draw:start-shape="id3" draw:start-glue-point="2" draw:end-shape="id4" draw:end-glue-point="2" svg:d="M13446 8593v550h1123v-597" svg:viewBox="0 0 1124 598">
            <text:p/>
          </draw:connector>
          <draw:connector draw:style-name="gr45" draw:text-style-name="P5" draw:layer="layout" draw:line-skew="-0.3cm" svg:x1="10.524cm" svg:y1="5.553cm" svg:x2="12.959cm" svg:y2="5.337cm" draw:start-shape="id5" draw:start-glue-point="0" draw:end-shape="id6" draw:end-glue-point="0" svg:d="M10524 5553v-1018h2435v802" svg:viewBox="0 0 2436 1019">
            <text:p/>
          </draw:connector>
          <draw:connector draw:style-name="gr45" draw:text-style-name="P5" draw:layer="layout" svg:x1="10.524cm" svg:y1="10.277cm" svg:x2="12.959cm" svg:y2="10.508cm" draw:start-shape="id5" draw:start-glue-point="2" draw:end-shape="id7" draw:end-glue-point="2" svg:d="M10524 10277v781h2435v-550" svg:viewBox="0 0 2436 782">
            <text:p/>
          </draw:connector>
          <draw:connector draw:style-name="gr45" draw:text-style-name="P5" draw:layer="layout" draw:line-skew="0.708cm 3.613cm -0.3cm" svg:x1="10.524cm" svg:y1="10.277cm" svg:x2="15.063cm" svg:y2="5.337cm" draw:start-shape="id5" draw:start-glue-point="2" draw:end-shape="id8" draw:end-glue-point="0" svg:d="M10524 10277v1258h6060v-7000h-1521v802" svg:viewBox="0 0 6061 7001">
            <text:p/>
          </draw:connector>
          <draw:connector draw:style-name="gr45" draw:text-style-name="P5" draw:layer="layout" draw:line-skew="-0.238cm" svg:x1="12.959cm" svg:y1="6.16cm" svg:x2="14.007cm" svg:y2="6.935cm" draw:start-shape="id6" draw:start-glue-point="2" draw:end-shape="id9" draw:end-glue-point="0" svg:d="M12959 6160v175h1048v600" svg:viewBox="0 0 1049 776">
            <text:p/>
          </draw:connector>
          <draw:connector draw:style-name="gr45" draw:text-style-name="P5" draw:layer="layout" draw:line-skew="-0.238cm" svg:x1="15.063cm" svg:y1="6.16cm" svg:x2="14.007cm" svg:y2="6.935cm" draw:start-shape="id8" draw:start-glue-point="2" draw:end-shape="id9" draw:end-glue-point="0" svg:d="M15063 6160v175h-1056v600" svg:viewBox="0 0 1057 776">
            <text:p/>
          </draw:connector>
          <draw:connector draw:style-name="gr45" draw:text-style-name="P5" draw:layer="layout" svg:x1="12.959cm" svg:y1="9.684cm" svg:x2="14.007cm" svg:y2="9.143cm" draw:start-shape="id7" draw:start-glue-point="0" draw:end-shape="id10" draw:end-glue-point="0" svg:d="M12959 9684v-271h1048v-270" svg:viewBox="0 0 1049 542">
            <text:p/>
          </draw:connector>
          <draw:connector draw:style-name="gr45" draw:text-style-name="P5" draw:layer="layout" svg:x1="15.063cm" svg:y1="9.684cm" svg:x2="14.007cm" svg:y2="9.143cm" draw:start-shape="id11" draw:start-glue-point="0" draw:end-shape="id10" draw:end-glue-point="0" svg:d="M15063 9684v-271h-1056v-270" svg:viewBox="0 0 1057 542">
            <text:p/>
          </draw:connector>
          <draw:connector draw:style-name="gr45" draw:text-style-name="P5" draw:layer="layout" draw:line-skew="0cm -1.041cm" svg:x1="10.524cm" svg:y1="5.553cm" svg:x2="13.884cm" svg:y2="6.74cm" draw:start-shape="id5" draw:start-glue-point="0" draw:end-shape="id12" draw:end-glue-point="3" svg:d="M10524 5553v-550h1060v1737h2300" svg:viewBox="0 0 3361 1738">
            <text:p/>
          </draw:connector>
          <draw:connector draw:style-name="gr45" draw:text-style-name="P5" draw:layer="layout" svg:x1="14.095cm" svg:y1="6.74cm" svg:x2="15.063cm" svg:y2="10.508cm" draw:start-shape="id12" draw:start-glue-point="1" draw:end-shape="id11" draw:end-glue-point="2" svg:d="M14095 6740h1957v4318h-989v-550" svg:viewBox="0 0 1958 4319">
            <text:p/>
          </draw:connector>
          <draw:frame draw:style-name="gr46" draw:text-style-name="P7" draw:layer="layout" svg:width="0.437cm" svg:height="0.962cm" svg:x="13.984cm" svg:y="8.135cm">
            <draw:text-box>
              <text:p><text:span text:style-name="T2">c</text:span></text:p>
            </draw:text-box>
          </draw:frame>
          <draw:custom-shape draw:style-name="gr43" draw:text-style-name="P5" xml:id="id15" draw:id="id15" draw:layer="layout" svg:width="0.3cm" svg:height="0.21cm" svg:x="15.884cm" svg:y="7.336cm">
            <text:p/>
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43" draw:text-style-name="P5" xml:id="id17" draw:id="id17" draw:layer="layout" svg:width="0.3cm" svg:height="0.21cm" svg:x="15.885cm" svg:y="8.637cm">
            <text:p/>
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43" draw:text-style-name="P5" xml:id="id16" draw:id="id16" draw:layer="layout" svg:width="0.301cm" svg:height="0.21cm" svg:x="16.422cm" svg:y="7.337cm">
            <text:p/>
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43" draw:text-style-name="P5" xml:id="id18" draw:id="id18" draw:layer="layout" svg:width="0.301cm" svg:height="0.21cm" svg:x="16.423cm" svg:y="8.638cm">
            <text:p/>
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g xml:id="id14" draw:id="id14">
            <draw:custom-shape draw:style-name="gr47" draw:text-style-name="P5" draw:layer="layout" svg:width="0.959cm" svg:height="0.959cm" draw:transform="rotate (-3.14159265358979) translate (21.623cm 7.166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1" draw:text-style-name="P6" draw:layer="layout" svg:x1="21.646cm" svg:y1="7.185cm" svg:x2="20.604cm" svg:y2="7.185cm">
              <text:p/>
            </draw:line>
          </draw:g>
          <draw:frame draw:style-name="gr48" draw:text-style-name="P7" draw:layer="layout" svg:width="0.547cm" svg:height="0.962cm" svg:x="23.321cm" svg:y="4.859cm">
            <draw:text-box>
              <text:p><text:span text:style-name="T2">+</text:span></text:p>
            </draw:text-box>
          </draw:frame>
          <draw:g xml:id="id13" draw:id="id13">
            <draw:custom-shape draw:style-name="gr49" draw:text-style-name="P5" draw:layer="layout" svg:width="0.503cm" svg:height="1.146cm" draw:transform="rotate (1.5707963267949) translate (18.309cm 5.863cm)">
              <text:p/>
              <draw:enhanced-geometry svg:viewBox="0 0 21600 21600" draw:type="rectangle" draw:enhanced-path="M 0 0 L 21600 0 21600 21600 0 21600 0 0 Z N"/>
            </draw:custom-shape>
            <draw:line draw:style-name="gr41" draw:text-style-name="P6" draw:layer="layout" svg:x1="18.313cm" svg:y1="5.608cm" svg:x2="17.784cm" svg:y2="5.598cm">
              <text:p/>
            </draw:line>
            <draw:line draw:style-name="gr41" draw:text-style-name="P6" draw:layer="layout" svg:x1="20.001cm" svg:y1="5.608cm" svg:x2="19.472cm" svg:y2="5.598cm">
              <text:p/>
            </draw:line>
          </draw:g>
          <draw:g>
            <draw:custom-shape draw:style-name="gr50" draw:text-style-name="P5" draw:layer="layout" svg:width="0.958cm" svg:height="0.96cm" draw:transform="rotate (-3.14159265358979) translate (21.624cm 8.229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1" draw:text-style-name="P6" draw:layer="layout" svg:x1="21.647cm" svg:y1="8.248cm" svg:x2="20.605cm" svg:y2="8.248cm">
              <text:p/>
            </draw:line>
          </draw:g>
          <draw:g xml:id="id19" draw:id="id19">
            <draw:custom-shape draw:style-name="gr51" draw:text-style-name="P5" draw:layer="layout" svg:width="0.958cm" svg:height="0.959cm" draw:transform="rotate (-3.14159265358979) translate (21.624cm 10.307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1" draw:text-style-name="P6" draw:layer="layout" svg:x1="21.647cm" svg:y1="10.326cm" svg:x2="20.605cm" svg:y2="10.326cm">
              <text:p/>
            </draw:line>
          </draw:g>
          <draw:connector draw:style-name="gr45" draw:text-style-name="P5" draw:layer="layout" svg:x1="20.002cm" svg:y1="5.611cm" svg:x2="21.125cm" svg:y2="6.207cm" draw:start-shape="id13" draw:start-glue-point="1" draw:end-shape="id14" draw:end-glue-point="0" svg:d="M20002 5611h1123v596" svg:viewBox="0 0 1124 597">
            <text:p/>
          </draw:connector>
          <draw:frame draw:style-name="gr52" draw:text-style-name="P8" draw:layer="layout" svg:width="0.75cm" svg:height="0.962cm" svg:x="20.771cm" svg:y="8.459cm">
            <draw:text-box>
              <text:p>…</text:p>
            </draw:text-box>
          </draw:frame>
          <draw:custom-shape draw:style-name="gr53" draw:text-style-name="P6" draw:layer="layout" svg:width="1.25cm" svg:height="4.149cm" svg:x="21.834cm" svg:y="6.185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52" draw:text-style-name="P8" draw:layer="layout" svg:width="1.125cm" svg:height="0.962cm" svg:x="23.146cm" svg:y="7.935cm">
            <draw:text-box>
              <text:p>N</text:p>
            </draw:text-box>
          </draw:frame>
          <draw:frame draw:style-name="gr52" draw:text-style-name="P8" draw:layer="layout" svg:width="1.375cm" svg:height="1.114cm" svg:x="18.896cm" svg:y="4.535cm">
            <draw:text-box>
              <text:p>R<text:span text:style-name="T4">2</text:span></text:p>
            </draw:text-box>
          </draw:frame>
          <draw:connector draw:style-name="gr45" draw:text-style-name="P5" draw:layer="layout" svg:x1="14.569cm" svg:y1="7.51cm" svg:x2="15.884cm" svg:y2="7.441cm" draw:start-shape="id4" draw:start-glue-point="0" draw:end-shape="id15" draw:end-glue-point="3" svg:d="M14569 7510v-69h1315" svg:viewBox="0 0 1316 70">
            <text:p/>
          </draw:connector>
          <draw:connector draw:style-name="gr45" draw:text-style-name="P5" draw:layer="layout" svg:x1="16.184cm" svg:y1="7.441cm" svg:x2="16.422cm" svg:y2="7.442cm" draw:start-shape="id15" draw:start-glue-point="1" draw:end-shape="id16" draw:end-glue-point="3" svg:d="M16184 7441h119v1h119" svg:viewBox="0 0 239 2">
            <text:p/>
          </draw:connector>
          <draw:connector draw:style-name="gr45" draw:text-style-name="P5" draw:layer="layout" svg:x1="16.723cm" svg:y1="7.442cm" svg:x2="17.784cm" svg:y2="5.611cm" draw:start-shape="id16" draw:start-glue-point="1" draw:end-shape="id13" draw:end-glue-point="3" svg:d="M16723 7442h506v-1831h555" svg:viewBox="0 0 1062 1832">
            <text:p/>
          </draw:connector>
          <draw:connector draw:style-name="gr45" draw:text-style-name="P5" draw:layer="layout" svg:x1="14.569cm" svg:y1="8.546cm" svg:x2="15.885cm" svg:y2="8.742cm" draw:start-shape="id4" draw:start-glue-point="2" draw:end-shape="id17" draw:end-glue-point="3" svg:d="M14569 8546v196h1316" svg:viewBox="0 0 1317 197">
            <text:p/>
          </draw:connector>
          <draw:connector draw:style-name="gr45" draw:text-style-name="P5" draw:layer="layout" svg:x1="16.185cm" svg:y1="8.742cm" svg:x2="16.423cm" svg:y2="8.743cm" draw:start-shape="id17" draw:start-glue-point="1" draw:end-shape="id18" draw:end-glue-point="3" svg:d="M16185 8742h119v1h119" svg:viewBox="0 0 239 2">
            <text:p/>
          </draw:connector>
          <draw:connector draw:style-name="gr45" draw:text-style-name="P5" draw:layer="layout" draw:line-skew="-1.456cm" svg:x1="16.724cm" svg:y1="8.743cm" svg:x2="21.126cm" svg:y2="10.326cm" draw:start-shape="id18" draw:start-glue-point="1" draw:end-shape="id19" draw:end-glue-point="2" svg:d="M16724 8743h460v2133h3942v-550" svg:viewBox="0 0 4403 2134">
            <text:p/>
          </draw:connector>
          <draw:custom-shape draw:style-name="gr54" draw:text-style-name="P5" xml:id="id20" draw:id="id20" draw:layer="layout" svg:width="0.4cm" svg:height="0.4cm" svg:x="23.285cm" svg:y="10.6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5" draw:text-style-name="P5" draw:layer="layout" svg:x1="19.984cm" svg:y1="5.611cm" svg:x2="23.184cm" svg:y2="5.611cm" svg:d="M19984 5611h3200" svg:viewBox="0 0 3201 1">
            <text:p/>
          </draw:connector>
          <draw:custom-shape draw:style-name="gr54" draw:text-style-name="P5" draw:layer="layout" svg:width="0.4cm" svg:height="0.4cm" svg:x="23.184cm" svg:y="5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5" draw:text-style-name="P5" draw:layer="layout" svg:x1="21.126cm" svg:y1="10.326cm" svg:x2="23.285cm" svg:y2="10.882cm" draw:start-shape="id19" draw:start-glue-point="2" draw:end-shape="id20" draw:end-glue-point="6" svg:d="M21126 10326v556h2159" svg:viewBox="0 0 2160 557">
            <text:p/>
          </draw:connector>
          <draw:frame draw:style-name="gr48" draw:text-style-name="P7" draw:layer="layout" svg:width="0.547cm" svg:height="0.962cm" svg:x="23.284cm" svg:y="10.726cm">
            <draw:text-box>
              <text:p><text:span text:style-name="T2">-</text:span></text:p>
            </draw:text-box>
          </draw:frame>
          <draw:frame draw:style-name="gr55" draw:text-style-name="P8" draw:layer="layout" svg:width="1.433cm" svg:height="1.114cm" svg:x="23.984cm" svg:y="6.021cm">
            <draw:text-box>
              <text:p>V<text:span text:style-name="T4">out</text:span></text:p>
            </draw:text-box>
          </draw:frame>
        </draw:g>
        <presentation:notes draw:style-name="dp2">
          <draw:page-thumbnail draw:style-name="gr56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2T19:03:29.344280101</meta:creation-date>
    <dc:date>2021-05-02T21:54:01.361855100</dc:date>
    <meta:editing-duration>PT8M22S</meta:editing-duration>
    <meta:editing-cycles>2</meta:editing-cycles>
    <meta:generator>LibreOffice/6.0.7.3$Linux_X86_64 LibreOffice_project/00m0$Build-3</meta:generator>
    <meta:document-statistic meta:object-count="136"/>
  </office:meta>
</office:document-meta>
</file>